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el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Delay</text:h>
                    <text:list>
                        <text:list-item>
                            <text:h text:style-name="Heading_20_2" text:outline-level="2">Description</text:h>
                        </text:list-item>
                    </text:list>
                </text:list-item>
            </text:list>

            <text:p text:style-name="Standard"><text:span>This Action is used when we want to insert a pause in Flow execution.</text:span></text:p><text:p text:style-name="Standard"/>

            
                <text:list xml:id="list_Delay2" text:continue-numbering="true" text:continue-list="list_Del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elay5"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text:span>Pause duration in milliseconds before Flow execution resumes through sequential output </text:span><text:span text:style-name="backtick">seqout</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Delay6" text:continue-numbering="true" text:continue-list="list_Delay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elay7" text:continue-numbering="true" text:continue-list="list_Delay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Delay8" text:continue-numbering="true" text:continue-list="list_Delay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Delay9" text:continue-numbering="true" text:continue-list="list_Delay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elay10" text:continue-numbering="true" text:continue-list="list_Delay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Delay3" text:continue-numbering="true" text:continue-list="list_Delay2" text:style-name="Outline">
                    <text:list-item>
                        <text:list>
                            <text:list-item>
                                <text:h text:style-name="Heading_20_2" text:outline-level="2">Inputs</text:h>
                            </text:list-item>
                        </text:list>
                    </text:list-item>
                </text:list>

                
                            <text:list xml:id="list_Delay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p text:style-name="Standard"/>

            
                <text:list xml:id="list_Delay4" text:continue-numbering="true" text:continue-list="list_Delay3" text:style-name="Outline">
                    <text:list-item>
                        <text:list>
                            <text:list-item>
                                <text:h text:style-name="Heading_20_2" text:outline-level="2">Outputs</text:h>
                            </text:list-item>
                        </text:list>
                    </text:list-item>
                </text:list>

                
                            <text:list xml:id="list_Delay12"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text:span></text:p><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